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28C111653D305EA59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7cm" svg:x="0.988cm" svg:y="1.006cm">
          <draw:image xlink:href="Pictures/10000201000002B60000028C111653D305EA592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13:21:34.128532545</dc:date>
    <meta:editing-cycles>29</meta:editing-cycles>
    <meta:editing-duration>PT1H24M12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